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4.07mm"/>
    </style:style>
    <style:style style:name="co4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cc00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0000ff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primpoul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couple moteur statique</text:p>
          </table:table-cell>
          <table:table-cell table:formula="of:=([.B1]/2)*[.B2]*[.B3]/([.B4]*[.B5])" office:value-type="float" office:value="3.7037037037037" calcext:value-type="float">
            <text:p>3,7037037037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doc</text:p>
          </table:table-cell>
          <table:table-cell table:style-name="ce2" office:value-type="float" office:value="24.2" calcext:value-type="float">
            <text:p>24,2</text:p>
          </table:table-cell>
          <table:table-cell office:value-type="string" calcext:value-type="string">
            <text:p>mNm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i</text:p>
          </table:table-cell>
          <table:table-cell/>
          <table:table-cell office:value-type="string" calcext:value-type="string">
            <text:p>courant moteur statique</text:p>
          </table:table-cell>
          <table:table-cell table:formula="of:=[.F1]*1.5/24.2" office:value-type="float" office:value="0.229568411386593" calcext:value-type="float">
            <text:p>0,229568411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x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vitesse moteur sans effets dynamiques</text:p>
          </table:table-cell>
          <table:table-cell table:formula="of:=[.B7]-[.F1]*[.I3]" office:value-type="float" office:value="10122.2222222222" calcext:value-type="float">
            <text:p>10122,2222222222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Speed/torque gradiant</text:p>
          </table:table-cell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rpm/mNm</text:p>
          </table:table-cell>
        </table:table-row>
        <table:table-row table:style-name="ro1">
          <table:table-cell office:value-type="string" calcext:value-type="string">
            <text:p>rapport réduc coupla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itesse translation sans effets dynamiques</text:p>
          </table:table-cell>
          <table:table-cell table:formula="of:=[.F3]*PI()*[.B1]/([.B4]*[.B5]*60)" office:value-type="float" office:value="392.591345325144" calcext:value-type="float">
            <text:p>392,5913453251</text:p>
          </table:table-cell>
          <table:table-cell office:value-type="string" calcext:value-type="string">
            <text:p>mm/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port réduc moteur</text:p>
          </table:table-cell>
          <table:table-cell office:value-type="float" office:value="20.25" calcext:value-type="float">
            <text:p>20,25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vitesse à vide moteur doc</text:p>
          </table:table-cell>
          <table:table-cell table:style-name="ce2" office:value-type="float" office:value="10300" calcext:value-type="float">
            <text:p>10300</text:p>
          </table:table-cell>
          <table:table-cell office:value-type="string" calcext:value-type="string">
            <text:p>rpm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vitesse translation à vide</text:p>
          </table:table-cell>
          <table:table-cell table:style-name="ce3" table:formula="of:=[.B7]*PI()*[.B1]/([.B4]*[.B5]*60)" office:value-type="float" office:value="399.486473234258" calcext:value-type="float">
            <text:p>399,4864732343</text:p>
          </table:table-cell>
          <table:table-cell office:value-type="string" calcext:value-type="string">
            <text:p>mm/s</text:p>
          </table:table-cell>
          <table:table-cell table:number-columns-repeated="2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0:13:05.802009577</meta:creation-date>
    <dc:date>2017-11-07T00:31:45.520919245</dc:date>
    <meta:editing-duration>PT7M49S</meta:editing-duration>
    <meta:editing-cycles>2</meta:editing-cycles>
    <meta:generator>LibreOffice/5.1.6.2$Linux_X86_64 LibreOffice_project/10m0$Build-2</meta:generator>
    <meta:document-statistic meta:table-count="1" meta:cell-count="37" meta:object-count="0"/>
  </office:meta>
</office:document-meta>
</file>